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1D7F9E93AE4ED577189.jpg" manifest:media-type="image/jpeg"/>
  <manifest:file-entry manifest:full-path="Pictures/10000000000003000000022EE65088B259AB64E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6172" officeooo:paragraph-rsid="00016172"/>
    </style:style>
    <style:style style:name="P2" style:family="paragraph" style:parent-style-name="Standard">
      <style:text-properties officeooo:rsid="000309f6" officeooo:paragraph-rsid="000309f6"/>
    </style:style>
    <style:style style:name="P3" style:family="paragraph" style:parent-style-name="Standard">
      <style:text-properties officeooo:rsid="0004395d"/>
    </style:style>
    <style:style style:name="P4" style:family="paragraph" style:parent-style-name="Standard">
      <style:text-properties officeooo:rsid="0004395d" officeooo:paragraph-rsid="0004395d"/>
    </style:style>
    <style:style style:name="P5" style:family="paragraph" style:parent-style-name="Standard">
      <style:text-properties officeooo:rsid="00044381" officeooo:paragraph-rsid="000443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DATA FLOW DIAGRAM</text:p>
      <text:p text:style-name="P1"/>
      <text:p text:style-name="P1"/>
      <text:p text:style-name="P1"><draw:frame draw:style-name="fr2" draw:name="Image1" text:anchor-type="paragraph" svg:width="17cm" svg:height="12.351cm" draw:z-index="1"><draw:image xlink:href="Pictures/10000000000003000000022EE65088B259AB64E0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SOLIDITY LOGIC DIAGRAM<text:line-break/><text:line-break/><text:line-break/><text:line-break/><text:line-break/></text:p>
      <text:p text:style-name="Standard"><draw:frame draw:style-name="fr1" draw:name="Image2" text:anchor-type="paragraph" svg:width="17cm" svg:height="11.915cm" draw:z-index="0"><draw:image xlink:href="Pictures/10000000000002A0000001D7F9E93AE4ED577189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OCUMENTATION OF CODE FLOW</text:p>
      <text:p text:style-name="P2"/>
      <text:p text:style-name="P2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20:12:57.967998239</meta:creation-date>
    <dc:date>2019-03-01T22:59:19.586229257</dc:date>
    <meta:editing-duration>PT5M50S</meta:editing-duration>
    <meta:editing-cycles>1</meta:editing-cycles>
    <meta:document-statistic meta:table-count="0" meta:image-count="2" meta:object-count="0" meta:page-count="3" meta:paragraph-count="3" meta:word-count="10" meta:character-count="70" meta:non-whitespace-character-count="58"/>
    <meta:generator>LibreOffice/6.0.7.3$Linux_X86_64 LibreOffice_project/00m0$Build-3</meta:generator>
  </office:meta>
</office:document-meta>
</file>